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SFMono-Regular" svg:font-family="SFMono-Regular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11.8646in"/>
    </style:style>
    <style:style style:name="co4" style:family="table-column">
      <style:table-column-properties fo:break-before="auto" style:column-width="3.9764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2.2398in"/>
    </style:style>
    <style:style style:name="co8" style:family="table-column">
      <style:table-column-properties fo:break-before="auto" style:column-width="2.9165in"/>
    </style:style>
    <style:style style:name="co9" style:family="table-column">
      <style:table-column-properties fo:break-before="auto" style:column-width="5.298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7"/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24292e" style:text-outline="false" style:text-line-through-style="none" style:font-name="SFMono-Regula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>
            <text:p>Sprint Goal &amp; Number</text:p>
          </table:table-cell>
          <table:table-cell table:style-name="ce1" office:value-type="string">
            <text:p>User Story ID</text:p>
          </table:table-cell>
          <table:table-cell table:style-name="ce1" office:value-type="string">
            <text:p>User Story</text:p>
          </table:table-cell>
          <table:table-cell table:style-name="ce1" office:value-type="string">
            <text:p>Tasks for User Story</text:p>
          </table:table-cell>
          <table:table-cell table:style-name="ce1" office:value-type="string">
            <text:p>Type</text:p>
          </table:table-cell>
          <table:table-cell table:style-name="ce4" office:value-type="string">
            <text:p>Story Points</text:p>
          </table:table-cell>
          <table:table-cell table:style-name="ce4" office:value-type="string">
            <text:p>Points Completed</text:p>
          </table:table-cell>
          <table:table-cell table:style-name="ce4" office:value-type="string">
            <text:p>Team Names/Contribution</text:p>
          </table:table-cell>
          <table:table-cell table:style-name="ce4" office:value-type="string">
            <text:p>Extra Details</text:p>
          </table:table-cell>
          <table:table-cell table:style-name="ce4"/>
          <table:table-cell table:style-name="Excel_20_Built-in_20_Normal" table:number-columns-repeated="1014"/>
        </table:table-row>
        <table:table-row table:style-name="ro2">
          <table:table-cell table:style-name="ce2" office:value-type="string">
            <text:p>2,3,4,5</text:p>
          </table:table-cell>
          <table:table-cell office:value-type="float" office:value="2">
            <text:p>2</text:p>
          </table:table-cell>
          <table:table-cell table:style-name="ce1" office:value-type="string">
            <text:p>As someone who plays board games offline, I would like to be able to play 2 players on the same device, so I can play with my relatives who don’t have their own tablet.</text:p>
          </table:table-cell>
          <table:table-cell table:style-name="ce1" office:value-type="string">
            <text:p>Overall: Enable 2 player local mode</text:p>
          </table:table-cell>
          <table:table-cell office:value-type="string">
            <text:p>gameplay</text:p>
          </table:table-cell>
          <table:table-cell table:style-name="ce4" office:value-type="string">
            <text:p>7 total</text:p>
          </table:table-cell>
          <table:table-cell table:style-name="ce4" office:value-type="float" office:value="6">
            <text:p>6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>
            <text:p>Recognize "4-in-a-row" win conditions</text:p>
          </table:table-cell>
          <table:table-cell/>
          <table:table-cell table:number-columns-repeated="2" table:style-name="ce4" office:value-type="float" office:value="2">
            <text:p>2</text:p>
          </table:table-cell>
          <table:table-cell office:value-type="string">
            <text:p>Austin, Spencer</text:p>
          </table:table-cell>
          <table:table-cell office:value-type="string">
            <text:p>win conditions now recognized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" office:value-type="string">
            <text:p>Represent 4x4 board and pieces via Unity</text:p>
          </table:table-cell>
          <table:table-cell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now displays win screen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4" office:value-type="string">
            <text:p>Enable placing of pieces on 4x4 board via drag and drop</text:p>
          </table:table-cell>
          <table:table-cell/>
          <table:table-cell table:number-columns-repeated="2" table:style-name="ce4" office:value-type="float" office:value="3">
            <text:p>3</text:p>
          </table:table-cell>
          <table:table-cell office:value-type="string">
            <text:p>Austin, Spencer</text:p>
          </table:table-cell>
          <table:table-cell office:value-type="string">
            <text:p>drag and drop functionality smoother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3" office:value-type="string">
            <text:p>As a motor impaired user, I would like a click and place option, so that I am not locked out of playing by dragging mechanics I am unable to use.</text:p>
          </table:table-cell>
          <table:table-cell office:value-type="string">
            <text:p>Overall: enable click, drag, place</text:p>
          </table:table-cell>
          <table:table-cell office:value-type="string">
            <text:p>gameplay</text:p>
          </table:table-cell>
          <table:table-cell office:value-type="string">
            <text:p>4 total</text:p>
          </table:table-cell>
          <table:table-cell office:value-type="string">
            <text:p>3 total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enable basic movement of pieces using mou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ustin, Spencer</text:p>
          </table:table-cell>
          <table:table-cell office:value-type="string">
            <text:p>basic drag and drop functionality complet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enable click to select and click to drop functionality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click and move mouse to move piece not yet complete, but has been started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3" office:value-type="string">
            <text:p>As someone with tremors, I would like a click and hold option, so that when I shake I do not misclick pieces or places.</text:p>
          </table:table-cell>
          <table:table-cell office:value-type="string">
            <text:p>Overall Enable click and hold, drag, place</text:p>
          </table:table-cell>
          <table:table-cell office:value-type="string">
            <text:p>gameplay</text:p>
          </table:table-cell>
          <table:table-cell table:number-columns-repeated="2" office:value-type="string">
            <text:p>4 total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enable basic movement of pieces using mou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pencer</text:p>
          </table:table-cell>
          <table:table-cell office:value-type="string">
            <text:p>basic drag and drop functionality complet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enable click and hold and move mouse to move pieces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click and hold now works for moving pieces</text:p>
          </table:table-cell>
          <table:table-cell table:number-columns-repeated="1015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SFMono-Regular" svg:font-family="SFMono-Regular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1">04/11/2021</text:date>, <text:time>19:4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lukey</meta:initial-creator>
    <meta:creation-date>2021-04-09T17:05:01.89</meta:creation-date>
    <meta:generator>OpenOffice/4.1.5$Win32 OpenOffice.org_project/415m1$Build-9789</meta:generator>
    <dc:date>2021-04-11T19:44:49.48</dc:date>
    <dc:creator>Peter Clukey</dc:creator>
    <meta:editing-duration>P2DT2H39M47S</meta:editing-duration>
    <meta:editing-cycles>1</meta:editing-cycles>
    <meta:document-statistic meta:table-count="3" meta:cell-count="59" meta:object-count="0"/>
  </office:meta>
</office:document-meta>
</file>